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2f362"/>
    </style:style>
    <style:style style:name="P86" style:family="paragraph" style:parent-style-name="Footnote">
      <style:text-properties officeooo:paragraph-rsid="0f140c00"/>
    </style:style>
    <style:style style:name="P87" style:family="paragraph" style:parent-style-name="Standard">
      <style:text-properties officeooo:paragraph-rsid="0f2db54e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9" style:family="paragraph" style:parent-style-name="Footnote">
      <style:text-properties officeooo:paragraph-rsid="0f41a60d"/>
    </style:style>
    <style:style style:name="P90" style:family="paragraph" style:parent-style-name="Standard">
      <style:text-properties officeooo:paragraph-rsid="0f466349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8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officeooo:rsid="047da547"/>
    </style:style>
    <style:style style:name="T2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style:font-size-asian="12pt" style:font-size-complex="12pt"/>
    </style:style>
    <style:style style:name="T320" style:family="text">
      <style:text-properties officeooo:rsid="04473353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officeooo:rsid="0e59b6fb" style:font-weight-asian="bold" style:font-weight-complex="bold"/>
    </style:style>
    <style:style style:name="T323" style:family="text">
      <style:text-properties officeooo:rsid="0aace3cd"/>
    </style:style>
    <style:style style:name="T324" style:family="text">
      <style:text-properties fo:font-size="10pt" style:font-size-asian="10pt" style:font-size-complex="10pt"/>
    </style:style>
    <style:style style:name="T325" style:family="text">
      <style:text-properties officeooo:rsid="0394a435"/>
    </style:style>
    <style:style style:name="T3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officeooo:rsid="0cf7e116"/>
    </style:style>
    <style:style style:name="T330" style:family="text">
      <style:text-properties officeooo:rsid="0b952edb"/>
    </style:style>
    <style:style style:name="T331" style:family="text">
      <style:text-properties loext:padding="0.049cm" loext:border="0.31pt solid #000000"/>
    </style:style>
    <style:style style:name="T332" style:family="text">
      <style:text-properties officeooo:rsid="0eef9ccc"/>
    </style:style>
    <style:style style:name="T333" style:family="text">
      <style:text-properties officeooo:rsid="0e5e443a"/>
    </style:style>
    <style:style style:name="T334" style:family="text">
      <style:text-properties officeooo:rsid="0efc0412"/>
    </style:style>
    <style:style style:name="T335" style:family="text">
      <style:text-properties officeooo:rsid="0f064ef4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officeooo:rsid="0f1609ab"/>
    </style:style>
    <style:style style:name="T34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style:font-size-asian="12pt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5">C</text:span><text:span text:style-name="T234">hecklist voor </text:span><text:span text:style-name="T236">de installatie</text:span><text:span text:style-name="T234"> van </text:span><text:reference-mark-start text:name="Distributie"/><text:span text:style-name="T237">Debian</text:span><text:reference-mark-end text:name="Distributie"/><text:span text:style-name="T238"> </text:span><text:span text:style-name="T239">GNU/Linux </text:span><text:reference-mark-start text:name="Versie"/><text:span text:style-name="T237">1</text:span><text:span text:style-name="T240">1</text:span><text:reference-mark-end text:name="Versie"/><text:span text:style-name="Strong_20_Emphasis"><text:span text:style-name="T276"> </text:span></text:span><text:span text:style-name="Strong_20_Emphasis"><text:span text:style-name="T277">LTS</text:span></text:span><text:span text:style-name="T241"><text:note text:id="ftn1" text:note-class="footnote"><text:note-citation>1</text:note-citation><text:note-body><text:p text:style-name="P28"><text:span text:style-name="T325">Deze versie </text:span><text:span text:style-name="T325"><text:reference-ref text:reference-format="text" text:ref-name="Versie">11</text:reference-ref></text:span><text:span text:style-name="T339"><text:s/></text:span><text:span text:style-name="T284">is een zogenaamde LTS-versie (</text:span><text:span text:style-name="T285">LTS=</text:span><text:span text:style-name="T284">Long-Term Support, langetermijnondersteuning).<text:line-break/></text:span><text:span text:style-name="T286">Deze</text:span><text:span text:style-name="T284"> LTS-versie wordt </text:span><text:span text:style-name="T293">vanaf vrijgave (</text:span><text:span text:style-name="T291">augustus 2021</text:span><text:span text:style-name="T293">) </text:span><text:span text:style-name="T292">vijf</text:span><text:span text:style-name="T284"> jaar ondersteund</text:span><text:span text:style-name="T288"> </text:span><text:span text:style-name="T284">(tot </text:span><text:span text:style-name="T291">augustus</text:span><text:span text:style-name="T286"> </text:span><text:span text:style-name="T284">202</text:span><text:span text:style-name="T287">6</text:span><text:span text:style-name="T288">)</text:span><text:span text:style-name="T289">.</text:span></text:p></text:note-body></text:note></text:span><text:span text:style-name="T245"> </text:span><text:reference-mark-start text:name="Editie"/><text:span text:style-name="T246">D</text:span><text:span text:style-name="T243">esktop</text:span><text:reference-mark-end text:name="Editie"/><text:span text:style-name="T242"> </text:span><text:span text:style-name="T245">(</text:span><text:span text:style-name="T247">B</text:span><text:span text:style-name="T248">ullseye</text:span><text:span text:style-name="T245">).</text:span></text:p>
      <text:p text:style-name="P4"/>
      <text:p text:style-name="P87"><text:span text:style-name="T35">Kijk op</text:span><text:span text:style-name="T268"> </text:span><text:a xlink:type="simple" xlink:href="https://karelzimmer.nl/" text:style-name="Internet_20_link" text:visited-style-name="Visited_20_Internet_20_Link"><text:span text:style-name="T9">karelzimmer.nl</text:span></text:a><text:span text:style-name="T268"> </text:span><text:span text:style-name="T294">voor</text:span><text:span text:style-name="T295"> </text:span><text:span text:style-name="T296">deze en andere </text:span><text:span text:style-name="T297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8">(zie toelichting)</text:span><text:span text:style-name="T19">:</text:span></text:p>
      <text:p text:style-name="P31"><text:span text:style-name="Definition"><text:span text:style-name="T300">g</text:span></text:span><text:span text:style-name="Definition"><text:span text:style-name="T299">ebruiker</text:span></text:span><text:span text:style-name="Definition"><text:span text:style-name="T303"><text:tab/><text:tab/></text:span></text:span><text:span text:style-name="Definition"><text:span text:style-name="T319"> <text:tab/><text:tab/></text:span></text:span><text:span text:style-name="T304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4"><text:tab/></text:span><text:span text:style-name="T305">(</text:span><text:span text:style-name="T301">volledige naam, bijv. </text:span><text:span text:style-name="T317">J</text:span><text:span text:style-name="T318">a</text:span><text:span text:style-name="T317">n </text:span><text:span text:style-name="T318">Jansen</text:span><text:span text:style-name="T302">)</text:span></text:p>
      <text:p text:style-name="Standard"><text:span text:style-name="Definition"><text:span text:style-name="T300">g</text:span></text:span><text:span text:style-name="Definition"><text:span text:style-name="T299">ebruikersnaam<text:tab/></text:span></text:span><text:span text:style-name="Definition"><text:span text:style-name="T299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9"><text:tab/></text:span></text:span><text:span text:style-name="T10">(korte naam, bijv. </text:span><text:span text:style-name="T266">j</text:span><text:span text:style-name="T267">a</text:span><text:span text:style-name="T266">n</text:span><text:span text:style-name="T10">)</text:span></text:p>
      <text:p text:style-name="P30"><text:span text:style-name="Definition"><text:span text:style-name="T307">c</text:span></text:span><text:span text:style-name="Definition"><text:span text:style-name="T306">omputernaam<text:tab/><text:tab/></text:span></text:span><text:span text:style-name="Definition"><text:span text:style-name="T304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4"><text:tab/></text:span></text:span><text:span text:style-name="Definition"><text:span text:style-name="T310">(</text:span></text:span><text:span text:style-name="Definition"><text:span text:style-name="T311">naam van de compute</text:span></text:span><text:span text:style-name="Definition"><text:span text:style-name="T312">r, </text:span></text:span><text:span text:style-name="Definition"><text:span text:style-name="T313">bijv. p</text:span></text:span><text:span text:style-name="Definition"><text:span text:style-name="T314">c02</text:span></text:span><text:span text:style-name="Definition"><text:span text:style-name="T310">)</text:span></text:span></text:p>
      <text:p text:style-name="P30"><text:span text:style-name="Definition"><text:span text:style-name="T300">o</text:span></text:span><text:span text:style-name="Definition"><text:span text:style-name="T299">pstartmenu</text:span></text:span><text:span text:style-name="Definition"><text:span text:style-name="T304"><text:tab/><text:tab/><text:tab/></text:span></text:span><text:span text:style-name="Definition"><text:span text:style-name="T304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4"><text:tab/></text:span></text:span><text:span text:style-name="Definition"><text:span text:style-name="T310">(</text:span></text:span><text:span text:style-name="Definition"><text:span text:style-name="T311">to</text:span></text:span><text:span text:style-name="Definition"><text:span text:style-name="T315">ets voor het opstartmedium</text:span></text:span><text:span text:style-name="Definition"><text:span text:style-name="T316">)</text:span></text:span></text:p>
      <text:p text:style-name="P30"><text:span text:style-name="Definition"><text:span text:style-name="T308">i</text:span></text:span><text:span text:style-name="Definition"><text:span text:style-name="T309">nstellingen</text:span></text:span><text:span text:style-name="T310"><text:tab/> <text:tab/><text:tab/></text:span><text:span text:style-name="T310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0"><text:tab/>(</text:span><text:span text:style-name="T311">toets voor het BIOS/UEFI-scherm</text:span><text:span text:style-name="T310">)</text:span></text:p>
      <text:p text:style-name="P33"><text:span text:style-name="Definition"><text:span text:style-name="T341">g</text:span></text:span><text:span text:style-name="Definition"><text:span text:style-name="T340">ebruiker</text:span></text:span><text:span text:style-name="Definition"><text:span text:style-name="T342">2</text:span></text:span><text:span text:style-name="Definition"><text:span text:style-name="T343"><text:tab/></text:span></text:span><text:span text:style-name="Definition"><text:span text:style-name="T353"> <text:tab/><text:tab/></text:span></text:span><text:span text:style-name="T344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4"><text:tab/></text:span><text:span text:style-name="T345">(</text:span><text:span text:style-name="T346">volledige naam </text:span><text:span text:style-name="T347">evt. 2</text:span><text:span text:style-name="T354">e</text:span><text:span text:style-name="T347"> gebruiker</text:span><text:span text:style-name="T348">)</text:span></text:p>
      <text:p text:style-name="P80"><text:span text:style-name="Definition"><text:span text:style-name="T341">g</text:span></text:span><text:span text:style-name="Definition"><text:span text:style-name="T340">ebruikersnaam</text:span></text:span><text:span text:style-name="Definition"><text:span text:style-name="T342">2</text:span></text:span><text:span text:style-name="Definition"><text:span text:style-name="T349"><text:tab/></text:span></text:span><text:span text:style-name="Definition"><text:span text:style-name="T349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9"><text:tab/></text:span></text:span><text:span text:style-name="T350">(korte naam</text:span><text:span text:style-name="T351"> </text:span><text:span text:style-name="T352">evt. 2</text:span><text:span text:style-name="T355">e</text:span><text:span text:style-name="T352"> gebruiker</text:span><text:span text:style-name="T350">)</text:span></text:p>
      <text:p text:style-name="P33"><text:span text:style-name="T254">Vervang </text:span><text:span text:style-name="Definition"><text:span text:style-name="T12">schuingedrukte</text:span></text:span><text:span text:style-name="T254"> </text:span><text:span text:style-name="T255">woorden </text:span><text:span text:style-name="T254">in deze checklist door </text:span><text:span text:style-name="T255">boven</text:span><text:span text:style-name="T254">staande waarden.</text:span></text:p>
      <text:p text:style-name="P38"/>
      <text:p text:style-name="P32"><text:span text:style-name="Strong_20_Emphasis"><text:span text:style-name="T262"/></text:span></text:p>
      <text:p text:style-name="P34"><text:span text:style-name="T264">Nog niet op Linux?</text:span><text:span text:style-name="T256"><text:tab/></text:span><text:span text:style-name="T259"><text:tab/></text:span><text:span text:style-name="T260">G</text:span><text:span text:style-name="T253">ebruik </text:span><text:span text:style-name="Strong_20_Emphasis"><text:span text:style-name="T265">Checklist migratie</text:span></text:span><text:span text:style-name="T25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7"> onder </text:span><text:span text:style-name="T263">Linux</text:span><text:span text:style-name="T258">.</text:span></text:p>
      <text:p text:style-name="P22"><text:span text:style-name="T232">Nieuwe installatie?</text:span><text:span text:style-name="T227"><text:tab/></text:span><text:span text:style-name="T229"></text:span><text:span text:style-name="T231"><text:tab/></text:span><text:span text:style-name="T230">B</text:span><text:span text:style-name="T227">egin bij hoofdstuk </text:span><text:span text:style-name="T232"><text:bookmark-ref text:reference-format="page" text:ref-name="__RefNumPara__4009_1271708128">2</text:bookmark-ref></text:span><text:span text:style-name="T232"><text:s text:c="2"/></text:span><text:span text:style-name="T233"><text:bookmark-ref text:reference-format="text" text:ref-name="__RefNumPara__4009_1271708128">Installatie uitvoeren</text:bookmark-ref></text:span><text:span text:style-name="T228">.</text:span></text:p>
      <text:p text:style-name="P29"><text:span text:style-name="Strong_20_Emphasis"><text:span text:style-name="T261"/></text:span></text:p>
      <text:p text:style-name="P29"><text:span text:style-name="Strong_20_Emphasis"><text:span text:style-name="T261"/></text:span></text:p>
      <text:list xml:id="list18432718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3">E</text:span><text:span text:style-name="T196">v</text:span><text:span text:style-name="T197">en</text:span><text:span text:style-name="T199">t</text:span><text:span text:style-name="T200">uele </text:span><text:span text:style-name="T201">extra </text:span><text:span text:style-name="T203">gebruiker</text:span><text:span text:style-name="T201">s aanmelden </text:span><text:span text:style-name="T202">en dezelfde stappen uitvoeren</text:span><text:span text:style-name="T198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457695042848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5769504372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5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20">) </text:span></text:span>voor het installeren en beheren van <text:span text:style-name="T335">Debian</text:span> <text:span text:style-name="T335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4457695087280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5769508790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4576950375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5769503820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4457695040464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83335180463256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57695067488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0">Start de computer op vanaf </text:span><text:span text:style-name="T281">een </text:span><text:span text:style-name="T281"><text:reference-ref text:reference-format="text" text:ref-name="Distributie">Debian</text:reference-ref></text:span><text:span text:style-name="T281"><text:s/></text:span><text:span text:style-name="Strong_20_Emphasis"><text:span text:style-name="T269"><text:reference-ref text:reference-format="text" text:ref-name="Versie">11</text:reference-ref></text:span></text:span><text:span text:style-name="Strong_20_Emphasis"><text:span text:style-name="T269"><text:s/></text:span></text:span><text:span text:style-name="T282">(</text:span><text:span text:style-name="T283">Live</text:span><text:span text:style-name="T159"><text:note text:id="ftn5" text:note-class="footnote"><text:note-citation>1</text:note-citation><text:note-body><text:p text:style-name="P27"><text:span text:style-name="T320">Vanaf ee</text:span>n Live <text:span text:style-name="T323">USB-stick </text:span><text:span text:style-name="T332">(</text:span><text:span text:style-name="T323">of </text:span><text:span text:style-name="T332">cd/dvd</text:span><text:span text:style-name="T290">)</text:span><text:span text:style-name="T324"> </text:span>kunt <text:span text:style-name="T320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9"><text:span text:style-name="T20">D</text:span><text:span text:style-name="Strong_20_Emphasis"><text:span text:style-name="T168">ow</text:span></text:span><text:span text:style-name="Strong_20_Emphasis"><text:span text:style-name="T169">nload </text:span></text:span><text:span text:style-name="Strong_20_Emphasis"><text:span text:style-name="T165">e</text:span></text:span><text:span text:style-name="Strong_20_Emphasis"><text:span text:style-name="T170">e</text:span></text:span><text:span text:style-name="Strong_20_Emphasis"><text:span text:style-name="T171">n</text:span></text:span><text:span text:style-name="Strong_20_Emphasis"><text:span text:style-name="T190"> </text:span></text:span><text:span text:style-name="Strong_20_Emphasis"><text:span text:style-name="T169">Live CD </text:span></text:span><text:span text:style-name="Strong_20_Emphasis"><text:span text:style-name="T172">v</text:span></text:span><text:span text:style-name="Strong_20_Emphasis"><text:span text:style-name="T173">anaf</text:span></text:span><text:span text:style-name="Strong_20_Emphasis"><text:span text:style-name="T174"> </text:span></text:span><text:a xlink:type="simple" xlink:href="https://www.debian.org/CD/live/" text:style-name="Internet_20_link" text:visited-style-name="Visited_20_Internet_20_Link"><text:span text:style-name="Strong_20_Emphasis"><text:span text:style-name="T326">debian.org/cd/live</text:span></text:span></text:a><text:span text:style-name="Strong_20_Emphasis"><text:span text:style-name="T174">, blader naar beneden en klik op <text:line-break/></text:span></text:span><text:span text:style-name="Strong_20_Emphasis"><text:span text:style-name="T177">unofficial live images for </text:span></text:span><text:span text:style-name="Strong_20_Emphasis"><text:span text:style-name="T182">“</text:span></text:span><text:span text:style-name="Strong_20_Emphasis"><text:span text:style-name="T191">stable</text:span></text:span><text:span text:style-name="Strong_20_Emphasis"><text:span text:style-name="T182">”</text:span></text:span><text:span text:style-name="Strong_20_Emphasis"><text:span text:style-name="T177"> with firmware included</text:span></text:span><text:span text:style-name="Strong_20_Emphasis"><text:span text:style-name="T174">. <text:line-break/>Klik vervolgens door </text:span></text:span><text:span text:style-name="Strong_20_Emphasis"><text:span text:style-name="T166">naar</text:span></text:span><text:span text:style-name="Strong_20_Emphasis"><text:span text:style-name="T174"> </text:span></text:span><text:span text:style-name="Strong_20_Emphasis"><text:span text:style-name="T177">amd64</text:span></text:span><text:span text:style-name="Strong_20_Emphasis"><text:span text:style-name="T174"> en </text:span></text:span><text:span text:style-name="Strong_20_Emphasis"><text:span text:style-name="T177">iso-hybrid</text:span></text:span><text:span text:style-name="Strong_20_Emphasis"><text:span text:style-name="T174">.<text:line-break/></text:span></text:span><text:span text:style-name="Strong_20_Emphasis"><text:span text:style-name="T166">D</text:span></text:span><text:span text:style-name="Strong_20_Emphasis"><text:span text:style-name="T175">aar aangekomen kies </text:span></text:span><text:span text:style-name="T178">debian-live-11...</text:span><text:span text:style-name="T179">-</text:span><text:span text:style-name="T178">amd-64-</text:span><text:span text:style-name="T179">gnome</text:span><text:span text:style-name="T180">+non-fre</text:span><text:span text:style-name="T181">e</text:span><text:span text:style-name="T180">.iso</text:span><text:span text:style-name="Strong_20_Emphasis"><text:span text:style-name="T169">.<text:line-break/></text:span></text:span><text:span text:style-name="Strong_20_Emphasis"><text:span text:style-name="T176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4">Zoek</text:span></text:span><text:span text:style-name="Strong_20_Emphasis"><text:span text:style-name="T205"> </text:span></text:span><text:span text:style-name="Strong_20_Emphasis"><text:span text:style-name="T223">s</text:span></text:span><text:span text:style-name="Strong_20_Emphasis"><text:span text:style-name="T224">ch</text:span></text:span><text:span text:style-name="Strong_20_Emphasis"><text:span text:style-name="T205"> en klik op het pictogram van</text:span></text:span><text:span text:style-name="Strong_20_Emphasis"><text:span text:style-name="T206"> </text:span></text:span><text:span text:style-name="Strong_20_Emphasis"><text:span text:style-name="T226">Schijven</text:span></text:span><text:span text:style-name="Strong_20_Emphasis"><text:span text:style-name="T207">. Selecteer de USB-stick in de lijst van schijven aan de linkerkant en klik rechtsboven op </text:span></text:span><text:span text:style-name="Strong_20_Emphasis"><text:span text:style-name="T225">Schijfinstellingen</text:span></text:span><text:span text:style-name="Strong_20_Emphasis"><text:span text:style-name="T207"> </text:span></text:span><text:span text:style-name="Strong_20_Emphasis"><text:span text:style-name="T225">⋮</text:span></text:span><text:span text:style-name="Strong_20_Emphasis"><text:span text:style-name="T207"> (icoontje met de drie puntjes).</text:span></text:span></text:p><text:p text:style-name="P83"><text:span text:style-name="Strong_20_Emphasis"><text:span text:style-name="T207"><text:tab/>Kies </text:span></text:span><text:span text:style-name="Strong_20_Emphasis"><text:span text:style-name="T225">Schijfkopie terugzetten</text:span></text:span><text:span text:style-name="Strong_20_Emphasis"><text:span text:style-name="T207"> en selecteer </text:span></text:span><text:span text:style-name="Strong_20_Emphasis"><text:span text:style-name="T219">het net</text:span></text:span><text:span text:style-name="Strong_20_Emphasis"><text:span text:style-name="T217"> gedownloade CD-beeldbestand </text:span></text:span><text:span text:style-name="Strong_20_Emphasis"><text:span text:style-name="T218">(.iso)</text:span></text:span><text:span text:style-name="Strong_20_Emphasis"><text:span text:style-name="T217">.</text:span></text:span></text:p><text:p text:style-name="P82"><text:span text:style-name="Strong_20_Emphasis"><text:span text:style-name="T207"><text:tab/>Klik op </text:span></text:span><text:span text:style-name="Strong_20_Emphasis"><text:span text:style-name="T225">Terugzetten starten</text:span></text:span><text:span text:style-name="Strong_20_Emphasis"><text:span text:style-name="T207"> en vervolgens op </text:span></text:span><text:span text:style-name="Strong_20_Emphasis"><text:span text:style-name="T225">Terugzetten</text:span></text:span><text:span text:style-name="Strong_20_Emphasis"><text:span text:style-name="T208">.<text:line-break/></text:span></text:span><text:span text:style-name="Strong_20_Emphasis"><text:span text:style-name="T221">O</text:span></text:span><text:span text:style-name="Strong_20_Emphasis"><text:span text:style-name="T209">f </text:span></text:span><text:span text:style-name="Strong_20_Emphasis"><text:span text:style-name="T210">gebruik </text:span></text:span><text:span text:style-name="Strong_20_Emphasis"><text:span text:style-name="T211">het programma </text:span></text:span><text:span text:style-name="Strong_20_Emphasis"><text:span text:style-name="T194">Etche</text:span></text:span><text:span text:style-name="Strong_20_Emphasis"><text:span text:style-name="T195">r</text:span></text:span><text:span text:style-name="Strong_20_Emphasis"><text:span text:style-name="T211"> </text:span></text:span><text:span text:style-name="Strong_20_Emphasis"><text:span text:style-name="T212">(</text:span></text:span><text:a xlink:type="simple" xlink:href="https://www.balena.io/etcher/" text:style-name="Internet_20_link" text:visited-style-name="Visited_20_Internet_20_Link"><text:span text:style-name="Strong_20_Emphasis"><text:span text:style-name="T327">etcher.io</text:span></text:span></text:a><text:span text:style-name="Strong_20_Emphasis"><text:span text:style-name="T212">) </text:span></text:span><text:span text:style-name="Strong_20_Emphasis"><text:span text:style-name="T222">dat </text:span></text:span><text:span text:style-name="Strong_20_Emphasis"><text:span text:style-name="T209">beschikbaar </text:span></text:span><text:span text:style-name="Strong_20_Emphasis"><text:span text:style-name="T222">is </text:span></text:span><text:span text:style-name="Strong_20_Emphasis"><text:span text:style-name="T209">voor </text:span></text:span><text:span text:style-name="Strong_20_Emphasis"><text:span text:style-name="T207">Windows, </text:span></text:span><text:span text:style-name="Strong_20_Emphasis"><text:span text:style-name="T213">mac</text:span></text:span><text:span text:style-name="Strong_20_Emphasis"><text:span text:style-name="T214">OS</text:span></text:span><text:span text:style-name="Strong_20_Emphasis"><text:span text:style-name="T211">, </text:span></text:span><text:span text:style-name="Strong_20_Emphasis"><text:span text:style-name="T212">en </text:span></text:span><text:span text:style-name="Strong_20_Emphasis"><text:span text:style-name="T215">GNU/</text:span></text:span><text:span text:style-name="Strong_20_Emphasis"><text:span text:style-name="T211">Linux</text:span></text:span><text:span text:style-name="Strong_20_Emphasis"><text:span text:style-name="T216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4457695121360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4457695321968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57695108432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4457695108944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4457695109568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1">Locatie</text:span> kies bij <text:span text:style-name="T321">Regio</text:span> voor <text:span text:style-name="T321">Europa</text:span> en klik op <text:span text:style-name="T321">Volgende</text:span>.</text:p>
          </table:table-cell>
        </table:table-row>
        <table:table-row table:style-name="TableLine94457695048032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1">Toetsenbord</text:span> kies <text:span text:style-name="T321">English (US)</text:span> en klik op <text:span text:style-name="T321">Volgende</text:span>.</text:p>
          </table:table-cell>
        </table:table-row>
        <table:table-row table:style-name="TableLine9445769504865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57695049280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8">selecteer</text:span><text:span text:style-name="T6"> </text:span><text:span text:style-name="T7">de </text:span><text:span text:style-name="T6">gewenste </text:span><text:span text:style-name="T279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445769531558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57695316208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445769531683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57695317456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83335596741067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57695328704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45769534724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57695447264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6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20">) </text:span></text:span>voor het installeren en beheren van <text:span text:style-name="T335">Debian</text:span> <text:span text:style-name="T335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4457695447552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576954478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45769544812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5769544841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3">ge</text:span>controle<text:span text:style-name="T333">e</text:span>r<text:span text:style-name="T333">d worden </text:span>op volledigheid met <text:span text:style-name="T334">bestand</text:span> <text:span text:style-name="T322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457695448704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83335220576503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457695448992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7">E</text:span></text:span><text:span text:style-name="User_20_Entry"><text:span text:style-name="T183">v</text:span></text:span><text:span text:style-name="User_20_Entry"><text:span text:style-name="T184">en</text:span></text:span><text:span text:style-name="User_20_Entry"><text:span text:style-name="T186">t</text:span></text:span><text:span text:style-name="User_20_Entry"><text:span text:style-name="T187">uele </text:span></text:span><text:span text:style-name="User_20_Entry"><text:span text:style-name="T188">extra </text:span></text:span><text:span text:style-name="User_20_Entry"><text:span text:style-name="T192">gebruiker</text:span></text:span><text:span text:style-name="User_20_Entry"><text:span text:style-name="T188">s aanmelden </text:span></text:span><text:span text:style-name="User_20_Entry"><text:span text:style-name="T189">en dezelfde stappen uitvoeren</text:span></text:span><text:span text:style-name="User_20_Entry"><text:span text:style-name="T185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45769551702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57695517312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49">D</text:span>e <text:span text:style-name="T331">Super</text:span>-toets <text:span text:style-name="T249">is </text:span>de Windows<text:span text:style-name="T329">-</text:span><text:span text:style-name="T330">toets</text:span>, <text:span text:style-name="T329">C</text:span>ommand-<text:span text:style-name="T330">toets</text:span>, of <text:span text:style-name="T329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4576955176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0"> installatie van </text:span><text:span text:style-name="T270"><text:reference-ref text:reference-format="text" text:ref-name="Distributie">Debian</text:reference-ref></text:span><text:span text:style-name="T270"><text:s/></text:span><text:span text:style-name="Strong_20_Emphasis"><text:span text:style-name="T271">GNU/Linux</text:span></text:span><text:span text:style-name="Strong_20_Emphasis"><text:span text:style-name="T270"> </text:span></text:span><text:span text:style-name="T272"><text:reference-ref text:reference-format="text" text:ref-name="Versie">11</text:reference-ref></text:span><text:span text:style-name="Strong_20_Emphasis"><text:span text:style-name="T274"><text:s/></text:span></text:span><text:span text:style-name="Strong_20_Emphasis"><text:span text:style-name="T275">LTS</text:span></text:span><text:span text:style-name="T273"> </text:span><text:span text:style-name="T270"><text:reference-ref text:reference-format="text" text:ref-name="Editie">Desktop</text:reference-ref></text:span><text:span text:style-name="T270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06T08:33:33.351787137">06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06T08:33:33.232396079</dc:date>
    <meta:keyword>Installatie</meta:keyword>
    <meta:keyword>Checklist</meta:keyword>
    <meta:keyword>Linux</meta:keyword>
    <meta:editing-cycles>6639</meta:editing-cycles>
    <meta:editing-duration>P11DT16H42M36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2" meta:character-count="4987" meta:non-whitespace-character-count="4287"/>
    <meta:user-defined meta:name="Info 1"/>
    <meta:user-defined meta:name="Info 2"/>
    <meta:user-defined meta:name="Info 3"/>
    <meta:user-defined meta:name="Info 4"/>
  </office:meta>
</office:document-meta>
</file>